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C000000AFE28BECD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809cm" svg:height="20.803cm" svg:x="0.191cm" svg:y="0.197cm">
          <draw:image xlink:href="Pictures/100000000000018C000000AFE28BECD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18:02.420777034</meta:creation-date>
    <dc:date>2014-10-01T15:18:46.024667163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